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5f38" officeooo:paragraph-rsid="001d5f38"/>
    </style:style>
    <style:style style:name="T1" style:family="text">
      <style:text-properties style:text-position="super 58%"/>
    </style:style>
    <style:style style:name="T2" style:family="text">
      <style:text-properties officeooo:rsid="002284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’ai deux possibilité<text:span text:style-name="T2">s</text:span> de projet <text:line-break/><text:line-break/>1<text:span text:style-name="T1">er </text:span>:</text:p>
      <text:p text:style-name="P1"/>
      <text:p text:style-name="P1">Suivre des formations en IA afin d’<text:span text:style-name="T2">en</text:span> crée<text:span text:style-name="T2">r</text:span> une pour la gestion de mon diabète et peut-être la commercialis<text:span text:style-name="T2">er</text:span> par la suite,</text:p>
      <text:p text:style-name="P1"/>
      <text:p text:style-name="P1">2<text:span text:style-name="T2">è</text:span>me :</text:p>
      <text:p text:style-name="P1"/>
      <text:p text:style-name="P1">Trouver une boite o<text:span text:style-name="T2">ù</text:span> je puisse me plaire et être utile peu importe le domaine mais principalement dans le web,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7T15:23:19.910000000</dc:date>
    <meta:editing-duration>PT5M43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4" meta:word-count="51" meta:character-count="279" meta:non-whitespace-character-count="230"/>
  </office:meta>
</office:document-meta>
</file>